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Liberation Serif" style:font-name-complex="Liberation Serif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I(A)</text:p>
          </table:table-cell>
          <table:table-cell office:value-type="string" calcext:value-type="string">
            <text:p>m (kg)</text:p>
          </table:table-cell>
          <table:table-cell office:value-type="string" calcext:value-type="string">
            <text:p>F (N)</text:p>
          </table:table-cell>
          <table:table-cell office:value-type="string" calcext:value-type="string">
            <text:p>L (m)</text:p>
          </table:table-cell>
          <table:table-cell office:value-type="string" calcext:value-type="string">
            <text:p>Circuito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60.27*0.001" office:value-type="float" office:value="0.16027" calcext:value-type="float">
            <text:p>0,16027</text:p>
          </table:table-cell>
          <table:table-cell table:formula="of:=-[.B2]*9.8+0.16041" office:value-type="float" office:value="-1.410236" calcext:value-type="float">
            <text:p>-1,410236</text:p>
          </table:table-cell>
          <table:table-cell table:formula="of:=0.78*0.01" office:value-type="float" office:value="0.0078" calcext:value-type="float">
            <text:p>0,0078</text:p>
          </table:table-cell>
          <table:table-cell office:value-type="string" calcext:value-type="string">
            <text:p>SF40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60.11*0.001" office:value-type="float" office:value="0.16011" calcext:value-type="float">
            <text:p>0,16011</text:p>
          </table:table-cell>
          <table:table-cell table:formula="of:=-[.B3]*9.8+0.16041" office:value-type="float" office:value="-1.408668" calcext:value-type="float">
            <text:p>-1,408668</text:p>
          </table:table-cell>
          <table:table-cell table:formula="of:=2.01*0.01" office:value-type="float" office:value="0.0201" calcext:value-type="float">
            <text:p>0,0201</text:p>
          </table:table-cell>
          <table:table-cell office:value-type="string" calcext:value-type="string">
            <text:p>SF37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60.03*0.001" office:value-type="float" office:value="0.16003" calcext:value-type="float">
            <text:p>0,16003</text:p>
          </table:table-cell>
          <table:table-cell table:formula="of:=-[.B4]*9.8+0.16041" office:value-type="float" office:value="-1.407884" calcext:value-type="float">
            <text:p>-1,407884</text:p>
          </table:table-cell>
          <table:table-cell table:formula="of:=3*0.01" office:value-type="float" office:value="0.03" calcext:value-type="float">
            <text:p>0,03</text:p>
          </table:table-cell>
          <table:table-cell office:value-type="string" calcext:value-type="string">
            <text:p>SF39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59.76*0.001" office:value-type="float" office:value="0.15976" calcext:value-type="float">
            <text:p>0,15976</text:p>
          </table:table-cell>
          <table:table-cell table:formula="of:=-[.B5]*9.8+0.16041" office:value-type="float" office:value="-1.405238" calcext:value-type="float">
            <text:p>-1,405238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59.65*0.001" office:value-type="float" office:value="0.15965" calcext:value-type="float">
            <text:p>0,15965</text:p>
          </table:table-cell>
          <table:table-cell table:formula="of:=-[.B6]*9.8+0.16041" office:value-type="float" office:value="-1.40416" calcext:value-type="float">
            <text:p>-1,40416</text:p>
          </table:table-cell>
          <table:table-cell table:formula="of:=2.7525*0.01" office:value-type="float" office:value="0.027525" calcext:value-type="float">
            <text:p>0,027525</text:p>
          </table:table-cell>
          <table:table-cell table:style-name="ce2" office:value-type="string" calcext:value-type="string">
            <text:p>SF41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59.13*0.001" office:value-type="float" office:value="0.15913" calcext:value-type="float">
            <text:p>0,15913</text:p>
          </table:table-cell>
          <table:table-cell table:formula="of:=-[.B7]*9.8+0.16041" office:value-type="float" office:value="-1.399064" calcext:value-type="float">
            <text:p>-1,399064</text:p>
          </table:table-cell>
          <table:table-cell table:formula="of:=3.775*0.01" office:value-type="float" office:value="0.03775" calcext:value-type="float">
            <text:p>0,03775</text:p>
          </table:table-cell>
          <table:table-cell office:value-type="string" calcext:value-type="string">
            <text:p>SF4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I(A)</text:p>
          </table:table-cell>
          <table:table-cell office:value-type="string" calcext:value-type="string">
            <text:p>m (kg)</text:p>
          </table:table-cell>
          <table:table-cell office:value-type="string" calcext:value-type="string">
            <text:p>F (N)</text:p>
          </table:table-cell>
          <table:table-cell office:value-type="string" calcext:value-type="string">
            <text:p>L (m)</text:p>
          </table:table-cell>
          <table:table-cell office:value-type="string" calcext:value-type="string">
            <text:p>Circuito</text:p>
          </table:table-cell>
          <table:table-cell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15964" calcext:value-type="float">
            <text:p>0,15964</text:p>
          </table:table-cell>
          <table:table-cell table:formula="of:=0.16041-[.B12]*9.8" office:value-type="float" office:value="-1.404062" calcext:value-type="float">
            <text:p>-1,404062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956" calcext:value-type="float">
            <text:p>0,15956</text:p>
          </table:table-cell>
          <table:table-cell table:formula="of:=0.16041-[.B13]*9.8" office:value-type="float" office:value="-1.403278" calcext:value-type="float">
            <text:p>-1,403278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15947" calcext:value-type="float">
            <text:p>0,15947</text:p>
          </table:table-cell>
          <table:table-cell table:formula="of:=0.16041-[.B14]*9.8" office:value-type="float" office:value="-1.402396" calcext:value-type="float">
            <text:p>-1,402396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/>
          <table:table-cell table:style-name="ce3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15936" calcext:value-type="float">
            <text:p>0,15936</text:p>
          </table:table-cell>
          <table:table-cell table:formula="of:=0.16041-[.B15]*9.8" office:value-type="float" office:value="-1.401318" calcext:value-type="float">
            <text:p>-1,401318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 table:number-columns-repeated="2"/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0.15926" calcext:value-type="float">
            <text:p>0,15926</text:p>
          </table:table-cell>
          <table:table-cell table:formula="of:=0.16041-[.B16]*9.8" office:value-type="float" office:value="-1.400338" calcext:value-type="float">
            <text:p>-1,400338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914" calcext:value-type="float">
            <text:p>0,15914</text:p>
          </table:table-cell>
          <table:table-cell table:formula="of:=0.16041-[.B17]*9.8" office:value-type="float" office:value="-1.399162" calcext:value-type="float">
            <text:p>-1,399162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8:56:36.118502203</meta:creation-date>
    <dc:date>2025-04-01T19:10:13.283270844</dc:date>
    <meta:editing-duration>PT13M37S</meta:editing-duration>
    <meta:editing-cycles>4</meta:editing-cycles>
    <meta:generator>LibreOffice/24.8.6.2$Linux_X86_64 LibreOffice_project/d50be90c1d90f0f90a5235ffcbbafbbfa38a83c2</meta:generator>
    <meta:document-statistic meta:table-count="1" meta:cell-count="70" meta:object-count="0"/>
  </office:meta>
</office:document-meta>
</file>